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Cache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acheKey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CacheKey.equals( Object ob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nentCacheKey.ComponentCacheKey( int componentType , String componentIdentifier , Serializable cach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acheKey.isCache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acheKey.ComponentCacheKey( int componentType , String componentIdentifier , Serializable cacheKey , boolean cache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